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6.000000000000000pt"/>
    </style:style>
    <style:style style:name="T2" style:family="text">
      <style:text-properties fo:font-size="20.000000000000000pt"/>
    </style:style>
    <style:style style:name="T3" style:family="text">
      <style:text-properties fo:font-family="Courier New" fo:font-size="16.000000000000000pt"/>
    </style:style>
    <style:style style:name="T4" style:family="text">
      <style:text-properties fo:font-size="16.000000000000000pt" style:text-underline-style="solid" style:text-underline-type="single"/>
    </style:style>
    <style:style style:name="T5" style:family="text">
      <style:text-properties fo:font-size="8.000000000000000pt"/>
    </style:style>
    <style:style style:name="P1" style:parent-style-name="Normal" style:family="paragraph" style:master-page-name="First_Page">
      <style:paragraph-properties fo:margin-left="0.000000000000000pt" fo:margin-right="0.000000000000000pt" fo:text-align="center" fo:text-indent="0.000000000000000pt" style:tab-stop-distance="35.399999999999999pt"/>
    </style:style>
    <style:style style:name="P2" style:parent-style-name="Normal" style:family="paragraph">
      <style:paragraph-properties fo:margin-left="0.000000000000000pt" fo:margin-right="0.000000000000000pt" fo:text-align="center" fo:text-indent="0.000000000000000pt" style:tab-stop-distance="35.399999999999999pt"/>
    </style:style>
    <style:style style:name="P3" style:parent-style-name="Normal" style:family="paragraph">
      <style:paragraph-properties fo:margin-left="0.000000000000000pt" fo:margin-right="0.000000000000000pt" fo:text-align="center" style:tab-stop-distance="35.399999999999999pt"/>
      <style:text-properties fo:font-size="16.000000000000000pt"/>
    </style:style>
    <style:style style:name="P4" style:parent-style-name="Normal" style:family="paragraph">
      <style:paragraph-properties fo:margin-left="-35.450000000000003pt" fo:margin-right="0.000000000000000pt" fo:text-align="center" fo:text-indent="0.000000000000000pt" style:tab-stop-distance="35.399999999999999pt"/>
    </style:style>
    <style:style style:name="P5" style:parent-style-name="Normal" style:family="paragraph">
      <style:paragraph-properties fo:margin-left="0.000000000000000pt" fo:margin-right="0.000000000000000pt" fo:text-align="center" fo:text-indent="0.000000000000000pt" style:tab-stop-distance="35.399999999999999pt"/>
      <style:text-properties fo:font-size="16.000000000000000pt"/>
    </style:style>
    <style:style style:name="P6" style:parent-style-name="_D0_A6_D0_B5_D0_BD_D1_82_D1_80_D0_BE_D0_B2_D0_BA_D0_B0" style:family="paragraph">
      <style:paragraph-properties fo:background-color="transparent" fo:break-before="auto" fo:keep-together="auto" fo:keep-with-next="auto" fo:line-height="100%" fo:margin="0.000000000000000pt" fo:padding="0.000000000000000pt" style:tab-stop-distance="35.399999999999999pt" style:writing-mode="lr"/>
      <style:text-properties fo:background-color="transparent" fo:color="#000000" fo:font-family="Times New Roman" fo:font-size="14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style:style style:name="P7" style:parent-style-name="Normal" style:family="paragraph">
      <style:paragraph-properties fo:line-height="150%" fo:margin-left="-35.450000000000003pt" fo:margin-right="0.000000000000000pt" fo:text-align="center" fo:text-indent="0.000000000000000pt" style:tab-stop-distance="35.399999999999999pt"/>
    </style:style>
    <style:style style:name="P8" style:parent-style-name="Normal" style:family="paragraph">
      <style:paragraph-properties fo:line-height="150%" fo:margin-left="0.000000000000000pt" fo:margin-right="0.000000000000000pt" style:tab-stop-distance="35.399999999999999pt"/>
      <style:text-properties fo:font-size="16.000000000000000pt"/>
    </style:style>
    <style:style style:name="P9" style:parent-style-name="Normal" style:family="paragraph">
      <style:paragraph-properties fo:margin-left="161.900000000000006pt" fo:margin-right="0.000000000000000pt" fo:text-indent="0.100000000000000pt" style:tab-stop-distance="35.399999999999999pt">
        <style:tab-stops>
          <style:tab-stop style:position="342.00000000000pt" style:type="left" style:leader-type="none" style:leader-style="none" style:leader-width="auto" style:leader-color="font-color"/>
          <style:tab-stop style:position="351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0" style:parent-style-name="Normal" style:family="paragraph">
      <style:paragraph-properties fo:margin-left="161.900000000000006pt" fo:margin-right="0.000000000000000pt" style:tab-stop-distance="35.399999999999999pt">
        <style:tab-stops>
          <style:tab-stop style:position="297.00000000000pt" style:type="left" style:leader-type="none" style:leader-style="none" style:leader-width="auto" style:leader-color="font-color"/>
          <style:tab-stop style:position="396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1" style:parent-style-name="Normal" style:family="paragraph">
      <style:paragraph-properties fo:margin-left="161.900000000000006pt" fo:margin-right="0.000000000000000pt" fo:margin-top="12.000000000000000pt" fo:text-indent="0.100000000000000pt" style:tab-stop-distance="35.399999999999999pt">
        <style:tab-stops>
          <style:tab-stop style:position="306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2" style:parent-style-name="Normal" style:family="paragraph">
      <style:paragraph-properties fo:margin-left="161.900000000000006pt" fo:margin-right="0.000000000000000pt" style:tab-stop-distance="35.399999999999999pt">
        <style:tab-stops>
          <style:tab-stop style:position="198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3" style:parent-style-name="Normal" style:family="paragraph">
      <style:paragraph-properties fo:margin-left="161.900000000000006pt" fo:margin-right="0.000000000000000pt" fo:margin-top="12.000000000000000pt" fo:text-indent="0.100000000000000pt" style:tab-stop-distance="35.399999999999999pt">
        <style:tab-stops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4" style:parent-style-name="Normal" style:family="paragraph">
      <style:paragraph-properties fo:margin-left="161.900000000000006pt" fo:margin-right="0.000000000000000pt" style:tab-stop-distance="35.399999999999999pt">
        <style:tab-stops>
          <style:tab-stop style:position="270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5" style:parent-style-name="Normal" style:family="paragraph">
      <style:paragraph-properties fo:margin-left="161.900000000000006pt" fo:margin-right="0.000000000000000pt" fo:margin-top="12.000000000000000pt" fo:text-indent="0.100000000000000pt" style:tab-stop-distance="35.399999999999999pt">
        <style:tab-stops>
          <style:tab-stop style:position="342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  <style:style style:name="P16" style:parent-style-name="Normal" style:family="paragraph">
      <style:paragraph-properties fo:margin-left="161.900000000000006pt" fo:margin-right="0.000000000000000pt" style:tab-stop-distance="35.399999999999999pt">
        <style:tab-stops>
          <style:tab-stop style:position="198.00000000000pt" style:type="left" style:leader-type="none" style:leader-style="none" style:leader-width="auto" style:leader-color="font-color"/>
          <style:tab-stop style:position="387.00000000000pt" style:type="left" style:leader-type="none" style:leader-style="none" style:leader-width="auto" style:leader-color="font-color"/>
          <style:tab-stop style:position="468.00000000000pt" style:type="left" style:leader-type="none" style:leader-style="none" style:leader-width="auto" style:leader-color="font-color"/>
        </style:tab-stops>
      </style:paragraph-properties>
    </style:style>
  </office:automatic-styles>
  <office:body>
    <office:text>
      <text:tracked-changes text:track-changes="false"/>
      <text:p text:style-name="P1"><text:span text:style-name="T1">МІНІСТЕРСТВО ОСВІТИ І НАУКИ УКРАЇНИ</text:span></text:p>
      <text:p text:style-name="P2"><text:span text:style-name="T1">Національний аерокосмічний університет ім. М.Є. Жуковського</text:span></text:p>
      <text:p text:style-name="P2"><text:span text:style-name="T1">“Харківський авіаційний <text:s/>інститут”</text:span></text:p>
      <text:p text:style-name="P2"/>
      <text:p text:style-name="P2"><text:span text:style-name="T1">Кафедра комп’ютерних систем, мереж і кібербезпеки</text:span></text:p>
      <text:p text:style-name="P3"/>
      <text:p text:style-name="P4"><text:span text:style-name="T1"><text:s/></text:span></text:p>
      <text:p text:style-name="P4"><text:span text:style-name="T1"><text:s/></text:span></text:p>
      <text:p text:style-name="P3"/>
      <text:p text:style-name="P3"/>
      <text:p text:style-name="P3"/>
      <text:p text:style-name="P2"><text:span text:style-name="T2">Розрахункова Графічна робота<text:s/></text:span></text:p>
      <text:p text:style-name="P5"/>
      <text:p text:style-name="P2"><text:span text:style-name="T1">з дисципліни “ Основи функціонування комп’ютерів ”</text:span></text:p>
      <text:p text:style-name="P5"/>
      <text:p text:style-name="P6"/>
      <text:p text:style-name="P6"/>
      <text:p text:style-name="P7"><text:span text:style-name="T3">ХАІ.503.515.19О.</text:span><text:s/><text:span text:style-name="T3">123, номер зачетной книжки</text:span></text:p>
      <text:p text:style-name="P8"/>
      <text:p text:style-name="P9"><text:span text:style-name="T1">Виконав студент<text:s/></text:span><text:span text:style-name="T4">гр. 515<text:tab/></text:span><text:span text:style-name="T1"><text:tab/></text:span><text:span text:style-name="T4"><text:s/>Филатов Евгений Алексеевич<text:tab/></text:span></text:p>
      <text:p text:style-name="P10"><text:span text:style-name="T5"><text:tab/>(№ групи)<text:tab/>(П.І.Б.)</text:span></text:p>
      <text:p text:style-name="P11"><text:span text:style-name="T4"><text:tab/></text:span></text:p>
      <text:p text:style-name="P12"><text:span text:style-name="T5"><text:tab/>(підпис, дата)</text:span></text:p>
      <text:p text:style-name="P13"><text:span text:style-name="T1">Перевірив<text:s/></text:span><text:span text:style-name="T4"><text:s/>ст. викладач каф. 503<text:tab/></text:span></text:p>
      <text:p text:style-name="P14"><text:span text:style-name="T5"><text:tab/>(науковий ступінь, вчене звання, посада)</text:span></text:p>
      <text:p text:style-name="P15"><text:span text:style-name="T4"><text:tab/>Дужа В. В.<text:tab/></text:span></text:p>
      <text:p text:style-name="P16"><text:span text:style-name="T5"><text:tab/>(підпис, дата)<text:tab/>(П.І.Б.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2019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35.399999999999999pt"/>
    </style:default-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Heading_203" style:display-name="Heading 3" style:family="paragraph" style:next-style-name="Normal">
      <style:paragraph-properties fo:keep-with-next="always" fo:margin-bottom="3.000000000000000pt" fo:margin-top="12.000000000000000pt"/>
      <style:text-properties fo:font-weight="bold"/>
    </style:style>
    <style:style style:name="Heading_207" style:display-name="Heading 7" style:family="paragraph" style:next-style-name="Normal">
      <style:paragraph-properties fo:margin-bottom="3.000000000000000pt" fo:margin-top="12.000000000000000pt"/>
      <style:text-properties fo:font-size="12.000000000000000pt"/>
    </style:style>
    <style:style style:name="Heading_205" style:display-name="Heading 5" style:family="paragraph" style:next-style-name="Normal">
      <style:paragraph-properties fo:margin-bottom="3.000000000000000pt" fo:margin-top="12.000000000000000pt"/>
      <style:text-properties fo:font-size="13.000000000000000pt" fo:font-style="italic" fo:font-weight="bold"/>
    </style:style>
    <style:style style:name="Balloon_20Text" style:display-name="Balloon Text" style:family="paragraph">
      <style:text-properties fo:font-family="Tahoma" fo:font-size="8.000000000000000pt"/>
    </style:style>
    <style:style style:name="Heading_201" style:display-name="Heading 1" style:family="paragraph" style:next-style-name="Normal">
      <style:paragraph-properties fo:keep-with-next="always" fo:margin-bottom="3.000000000000000pt" fo:margin-top="12.000000000000000pt"/>
      <style:text-properties fo:font-size="16.000000000000000pt" fo:font-weight="bold"/>
    </style:style>
    <style:style style:name="Normal" style:display-name="Normal" style:family="paragraph">
      <style:paragraph-properties fo:background-color="transparent" fo:break-before="auto" fo:keep-together="auto" fo:keep-with-next="auto" fo:line-height="100%" fo:margin="0.000000000000000pt" fo:padding="0.000000000000000pt" fo:text-align="justify" fo:text-indent="35.450000000000003pt" style:writing-mode="lr"/>
      <style:text-properties fo:background-color="transparent" fo:color="#000000" fo:font-family="Times New Roman" fo:font-size="14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style:style style:name="Title" style:display-name="Title" style:family="paragraph">
      <style:paragraph-properties fo:margin-bottom="3.000000000000000pt" fo:margin-top="12.000000000000000pt" fo:text-align="center"/>
      <style:text-properties fo:font-size="16.000000000000000pt" fo:font-weight="bold"/>
    </style:style>
    <style:style style:name="_D0_A6_D0_B5_D0_BD_D1_82_D1_80_D0_BE_D0_B2_D0_BA_D0_B0" style:display-name="Центровка" style:family="paragraph">
      <style:paragraph-properties fo:text-align="center" fo:text-indent="0.000000000000000pt"/>
    </style:style>
    <style:style style:name="Heading_206" style:display-name="Heading 6" style:family="paragraph" style:next-style-name="Normal">
      <style:paragraph-properties fo:margin-bottom="3.000000000000000pt" fo:margin-top="12.000000000000000pt"/>
      <style:text-properties fo:font-size="11.000000000000000pt" fo:font-weight="bold"/>
    </style:style>
    <style:style style:name="Heading_204" style:display-name="Heading 4" style:family="paragraph" style:next-style-name="Normal">
      <style:paragraph-properties fo:keep-with-next="always" fo:margin-bottom="3.000000000000000pt" fo:margin-top="12.000000000000000pt"/>
      <style:text-properties fo:font-weight="bold"/>
    </style:style>
    <style:style style:name="Header" style:display-name="Header" style:family="paragraph">
      <style:paragraph-properties>
        <style:tab-stops>
          <style:tab-stop style:position="233.85000000000pt" style:type="center" style:leader-type="none" style:leader-style="none" style:leader-width="auto" style:leader-color="font-color"/>
          <style:tab-stop style:position="467.75000000000pt" style:type="right" style:leader-type="none" style:leader-style="none" style:leader-width="auto" style:leader-color="font-color"/>
        </style:tab-stops>
      </style:paragraph-properties>
    </style:style>
    <style:style style:name="Heading_209" style:display-name="Heading 9" style:family="paragraph" style:next-style-name="Normal">
      <style:paragraph-properties fo:margin-bottom="3.000000000000000pt" fo:margin-top="12.000000000000000pt"/>
      <style:text-properties fo:font-family="Arial" fo:font-size="11.000000000000000pt"/>
    </style:style>
    <style:style style:name="_D0_9F_D0_BE_D0_B4_D0_BF_D0_B8_D1_81_D0_B8" style:display-name="Подписи" style:family="paragraph">
      <style:paragraph-properties fo:margin-left="297.699999999999989pt" fo:text-align="start" fo:text-indent="-70.900000000000006pt">
        <style:tab-stops>
          <style:tab-stop style:position="297.70000000000pt" style:type="left" style:leader-type="none" style:leader-style="none" style:leader-width="auto" style:leader-color="font-color"/>
        </style:tab-stops>
      </style:paragraph-properties>
    </style:style>
    <style:style style:name="List" style:display-name="List" style:family="paragraph">
      <style:paragraph-properties fo:line-height="150%"/>
      <style:text-properties fo:font-size="12.000000000000000pt"/>
    </style:style>
    <style:style style:name="Footer" style:display-name="Footer" style:family="paragraph">
      <style:paragraph-properties>
        <style:tab-stops>
          <style:tab-stop style:position="233.85000000000pt" style:type="center" style:leader-type="none" style:leader-style="none" style:leader-width="auto" style:leader-color="font-color"/>
          <style:tab-stop style:position="467.75000000000pt" style:type="right" style:leader-type="none" style:leader-style="none" style:leader-width="auto" style:leader-color="font-color"/>
        </style:tab-stops>
      </style:paragraph-properties>
    </style:style>
    <style:style style:name="Heading_208" style:display-name="Heading 8" style:family="paragraph" style:next-style-name="Normal">
      <style:paragraph-properties fo:margin-bottom="3.000000000000000pt" fo:margin-top="12.000000000000000pt"/>
      <style:text-properties fo:font-size="12.000000000000000pt" fo:font-style="italic"/>
    </style:style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Comment_20Text" style:display-name="Comment Text" style:family="paragraph">
      <style:paragraph-properties fo:text-align="start" fo:text-indent="0.000000000000000pt"/>
      <style:text-properties fo:font-size="10.000000000000000pt"/>
    </style:style>
    <style:style style:name="Heading_202" style:display-name="Heading 2" style:family="paragraph" style:next-style-name="Normal">
      <style:paragraph-properties fo:keep-with-next="always" fo:margin-bottom="3.000000000000000pt" fo:margin-top="12.000000000000000pt"/>
      <style:text-properties fo:font-style="italic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Page_20Number" style:display-name="Page Number" style:family="text"/>
    <style:style style:name="Hyperlink" style:display-name="Hyperlink" style:family="text">
      <style:text-properties fo:background-color="transparent" fo:color="#0000ff" fo:font-family="Times New Roman" fo:font-size="10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solid" style:text-underline-type="single" style:text-underline-width="auto"/>
    </style:style>
    <style:style style:name="Comment_20Reference" style:display-name="Comment Reference" style:family="text">
      <style:text-properties fo:background-color="transparent" fo:color="#000000" fo:font-family="Times New Roman" fo:font-size="8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style:style style:name="Default_20Paragraph_20Font" style:display-name="Default Paragraph Font" style:family="text">
      <style:text-properties fo:background-color="transparent" fo:color="#000000" fo:font-family="Times New Roman" fo:font-size="10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text:notes-configuration text:note-class="footnote" text:citation-style-name="Footnote_20_Symbol" text:citation-body-style-name="Footnote_20_anchor" text:default-style-name="Footnote" text:master-pag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master-pag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.5pt none #000000" fo:margin="24.000000000000000pt" fo:padding-bottom="32.700000000000003pt" fo:padding-left="61.049999999999997pt" fo:padding-right="18.549999999999997pt" fo:padding-top="32.700000000000003pt" fo:page-height="841.899999999999977pt" fo:page-width="595.299999999999955pt" style:print-orientation="portrait"/>
    </style:page-layout>
    <style:page-layout style:name="pm2" style:page-usage="all">
      <style:page-layout-properties calligra:specialborder-bottom="none" calligra:specialborder-left="none" calligra:specialborder-right="none" calligra:specialborder-top="none" fo:border="0pt none #000000" fo:margin="24.000000000000000pt" fo:padding-bottom="32.700000000000003pt" fo:padding-left="61.049999999999997pt" fo:padding-right="18.549999999999997pt" fo:padding-top="11.450000000000003pt" fo:page-height="841.899999999999977pt" fo:page-width="595.299999999999955pt" style:print-orientation="portrait"/>
      <style:header-style>
        <style:header-footer-properties fo:min-height="14.00000000000pt" fo:margin-bottom="0.00000000000pt" style:dynamic-spacing="true"/>
      </style:header-style>
    </style:page-layout>
  </office:automatic-styles>
  <office:master-styles>
    <style:master-page style:name="First_Page" style:next-style-name="Standard" style:page-layout-name="pm1"/>
    <style:master-page style:name="Standard" style:display-name="Default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voland</meta:initial-creator>
    <meta:editing-cycles>1</meta:editing-cycles>
    <dc:date>2019-11-21T10:17:39</dc:date>
    <meta:creation-date>2019-11-21T10:15:41</meta:creation-date>
    <dc:creator>Eugene</dc:creator>
  </office:meta>
</office:document-meta>
</file>